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 style:font-pitch="fixed"/>
    <style:font-face style:name="Nimbus Roman No9 L1" svg:font-family="'Nimbus Roman No9 L'" style:font-pitch="variable"/>
    <style:font-face style:name="URW Chancery L" svg:font-family="'URW Chancery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962cm" table:align="left"/>
    </style:style>
    <style:style style:name="Table1.A" style:family="table-column">
      <style:table-column-properties style:column-width="12.365cm"/>
    </style:style>
    <style:style style:name="Table1.B" style:family="table-column">
      <style:table-column-properties style:column-width="2.558cm"/>
    </style:style>
    <style:style style:name="Table1.C" style:family="table-column">
      <style:table-column-properties style:column-width="4.039cm"/>
    </style:style>
    <style:style style:name="Table1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cm" fo:border="0.002cm solid #000000"/>
    </style:style>
    <style:style style:name="Table1.A2" style:family="table-cell">
      <style:table-cell-properties fo:padding="0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1.3" style:family="table-row">
      <style:table-row-properties style:min-row-height="0.51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2.469cm" style:rel-column-width="8517*"/>
    </style:style>
    <style:style style:name="Table2.B" style:family="table-column">
      <style:table-column-properties style:column-width="1.111cm" style:rel-column-width="3832*"/>
    </style:style>
    <style:style style:name="Table2.C" style:family="table-column">
      <style:table-column-properties style:column-width="1.658cm" style:rel-column-width="5718*"/>
    </style:style>
    <style:style style:name="Table2.D" style:family="table-column">
      <style:table-column-properties style:column-width="5.468cm" style:rel-column-width="18859*"/>
    </style:style>
    <style:style style:name="Table2.E" style:family="table-column">
      <style:table-column-properties style:column-width="1.27cm" style:rel-column-width="4380*"/>
    </style:style>
    <style:style style:name="Table2.F" style:family="table-column">
      <style:table-column-properties style:column-width="1.64cm" style:rel-column-width="5657*"/>
    </style:style>
    <style:style style:name="Table2.G" style:family="table-column">
      <style:table-column-properties style:column-width="2.611cm" style:rel-column-width="9004*"/>
    </style:style>
    <style:style style:name="Table2.H" style:family="table-column">
      <style:table-column-properties style:column-width="1.094cm" style:rel-column-width="3771*"/>
    </style:style>
    <style:style style:name="Table2.I" style:family="table-column">
      <style:table-column-properties style:column-width="1.681cm" style:rel-column-width="5797*"/>
    </style:style>
    <style:style style:name="Table2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2.I1" style:family="table-cell">
      <style:table-cell-properties fo:padding="0cm" fo:border="0.002cm solid #000000"/>
    </style:style>
    <style:style style:name="Table2.2" style:family="table-row">
      <style:table-row-properties style:min-row-height="0.55cm"/>
    </style:style>
    <style:style style:name="Table2.A2" style:family="table-cell">
      <style:table-cell-properties fo:padding="0cm" fo:border-left="0.002cm solid #000000" fo:border-right="none" fo:border-top="none" fo:border-bottom="0.002cm solid #000000"/>
    </style:style>
    <style:style style:name="Table2.B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2.I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0.529cm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9.001cm" style:rel-column-width="65535*"/>
    </style:style>
    <style:style style:name="Table4.1" style:family="table-row">
      <style:table-row-properties style:min-row-height="0.406cm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8.978cm" fo:margin-left="0.023cm" fo:margin-right="0cm" table:align="margins"/>
    </style:style>
    <style:style style:name="Table5.A" style:family="table-column">
      <style:table-column-properties style:column-width="2.999cm" style:rel-column-width="10355*"/>
    </style:style>
    <style:style style:name="Table5.B" style:family="table-column">
      <style:table-column-properties style:column-width="2.575cm" style:rel-column-width="8893*"/>
    </style:style>
    <style:style style:name="Table5.C" style:family="table-column">
      <style:table-column-properties style:column-width="2.558cm" style:rel-column-width="8832*"/>
    </style:style>
    <style:style style:name="Table5.D" style:family="table-column">
      <style:table-column-properties style:column-width="2.716cm" style:rel-column-width="9380*"/>
    </style:style>
    <style:style style:name="Table5.E" style:family="table-column">
      <style:table-column-properties style:column-width="2.54cm" style:rel-column-width="8771*"/>
    </style:style>
    <style:style style:name="Table5.F" style:family="table-column">
      <style:table-column-properties style:column-width="2.875cm" style:rel-column-width="9928*"/>
    </style:style>
    <style:style style:name="Table5.G" style:family="table-column">
      <style:table-column-properties style:column-width="2.715cm" style:rel-column-width="9376*"/>
    </style:style>
    <style:style style:name="Table5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5.F1" style:family="table-cell">
      <style:table-cell-properties fo:padding="0cm" fo:border="0.002cm solid #000000"/>
    </style:style>
    <style:style style:name="Table5.A2" style:family="table-cell">
      <style:table-cell-properties fo:padding="0cm" fo:border-left="0.002cm solid #000000" fo:border-right="none" fo:border-top="none" fo:border-bottom="0.002cm solid #000000"/>
    </style:style>
    <style:style style:name="Table5.G2" style:family="table-cell">
      <style:table-cell-properties fo:padding="0cm" fo:border-left="0.002cm solid #000000" fo:border-right="0.002cm solid #000000" fo:border-top="none" fo:border-bottom="0.002cm solid #000000"/>
    </style:style>
    <style:style style:name="Table5.3" style:family="table-row">
      <style:table-row-properties style:min-row-height="0.554cm"/>
    </style:style>
    <style:style style:name="Table5.A3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5.G3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fo:font-size="9pt" fo:font-weight="bold" style:font-size-asian="7.84999990463257pt" style:font-weight-asian="bold" style:font-size-complex="9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ext_20_body">
      <style:text-properties fo:font-size="8pt" style:font-size-asian="8pt" style:font-size-complex="8pt"/>
    </style:style>
    <style:style style:name="P9" style:family="paragraph" style:parent-style-name="Text">
      <style:paragraph-properties fo:margin-top="0cm" fo:margin-bottom="0cm" fo:text-align="start" style:justify-single-word="false">
        <style:tab-stops>
          <style:tab-stop style:position="0.049cm"/>
        </style:tab-stops>
      </style:paragraph-properties>
    </style:style>
    <style:style style:name="P10" style:family="paragraph" style:parent-style-name="Text">
      <style:paragraph-properties fo:margin-top="0cm" fo:margin-bottom="0cm" fo:text-align="center" style:justify-single-word="false"/>
    </style:style>
    <style:style style:name="P11" style:family="paragraph" style:parent-style-name="Text">
      <style:paragraph-properties fo:margin-top="0cm" fo:margin-bottom="0cm" fo:text-align="center" style:justify-single-word="false">
        <style:tab-stops>
          <style:tab-stop style:position="0.049cm"/>
        </style:tab-stops>
      </style:paragraph-properties>
    </style:style>
    <style:style style:name="P12" style:family="paragraph" style:parent-style-name="Text">
      <style:paragraph-properties fo:margin-top="0cm" fo:margin-bottom="0cm" fo:text-align="start" style:justify-single-word="false" style:shadow="none">
        <style:tab-stops>
          <style:tab-stop style:position="0.019cm" style:type="right"/>
          <style:tab-stop style:position="0.049cm"/>
        </style:tab-stops>
      </style:paragraph-properties>
    </style:style>
    <style:style style:name="P13" style:family="paragraph" style:parent-style-name="Text">
      <style:paragraph-properties fo:margin-top="0cm" fo:margin-bottom="0cm" fo:text-align="start" style:justify-single-word="false" style:shadow="none">
        <style:tab-stops>
          <style:tab-stop style:position="0.019cm" style:type="right"/>
          <style:tab-stop style:position="0.049cm"/>
        </style:tab-stops>
      </style:paragraph-properties>
      <style:text-properties fo:font-size="9pt" style:font-size-asian="9pt" style:font-size-complex="9pt"/>
    </style:style>
    <style:style style:name="P14" style:family="paragraph" style:parent-style-name="Text">
      <style:paragraph-properties fo:margin-top="0cm" fo:margin-bottom="0cm" fo:text-align="end" style:justify-single-word="false" style:shadow="none">
        <style:tab-stops>
          <style:tab-stop style:position="0.019cm" style:type="right"/>
          <style:tab-stop style:position="0.049cm"/>
        </style:tab-stops>
      </style:paragraph-properties>
    </style:style>
    <style:style style:name="P15" style:family="paragraph" style:parent-style-name="Text" style:master-page-name="">
      <style:paragraph-properties fo:margin-top="0cm" fo:margin-bottom="0cm" fo:text-align="center" style:justify-single-word="false" style:page-number="auto"/>
    </style:style>
    <style:style style:name="P16" style:family="paragraph">
      <style:paragraph-properties fo:text-align="start"/>
      <style:text-properties style:text-line-through-style="none" fo:font-style="normal" style:text-underline-style="none"/>
    </style:style>
    <style:style style:name="P17" style:family="paragraph">
      <style:paragraph-properties fo:text-align="center"/>
      <style:text-properties style:text-line-through-style="none" fo:font-size="13pt" fo:font-style="normal" style:text-underline-style="none" fo:font-weight="bold"/>
    </style:style>
    <style:style style:name="P18" style:family="paragraph">
      <style:paragraph-properties fo:text-align="start"/>
    </style:style>
    <style:style style:name="T1" style:family="text">
      <style:text-properties style:font-name="URW Chancery L" fo:font-size="24pt" style:font-size-asian="24pt" style:font-size-complex="24pt"/>
    </style:style>
    <style:style style:name="T2" style:family="text">
      <style:text-properties style:font-name="URW Chancery L" fo:font-size="26pt" style:font-size-asian="26pt" style:font-size-complex="26pt"/>
    </style:style>
    <style:style style:name="T3" style:family="text"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Nimbus Roman No9 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style:font-name="Nimbus Roman No9 L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style:font-name="Nimbus Roman No9 L1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style:font-name="Nimbus Roman No9 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9" style:family="text">
      <style:text-properties style:font-name="Nimbus Roman No9 L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0" style:family="text">
      <style:text-properties style:font-name="Nimbus Roman No9 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font-name="Nimbus Roman No9 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style:font-name="Nimbus Roman No9 L1" fo:font-size="6pt" fo:font-style="normal" fo:font-weight="normal" style:font-size-asian="5.25pt" style:font-style-asian="normal" style:font-weight-asian="normal" style:font-size-complex="6pt" style:font-style-complex="normal" style:font-weight-complex="normal"/>
    </style:style>
    <style:style style:name="T13" style:family="text">
      <style:text-properties style:font-name="Nimbus Roman No9 L1" fo:font-size="6pt" fo:font-style="normal" fo:font-weight="bold" style:font-size-asian="5.25pt" style:font-style-asian="normal" style:font-weight-asian="bold" style:font-size-complex="6pt" style:font-style-complex="normal" style:font-weight-complex="bold"/>
    </style:style>
    <style:style style:name="T14" style:family="text">
      <style:text-properties fo:font-size="8pt" style:font-size-asian="8pt" style:font-size-complex="8pt"/>
    </style:style>
    <style:style style:name="gr1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Standard" form:apply-filter="true" form:enctype="multipart/formdata" form:method="post" form:command-type="table" form:control-implementation="ooo:com.sun.star.form.component.Form" office:target-frame="" xlink:href="../../../Submit.js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area form:name="TextBox1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2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3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4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5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6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7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8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9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10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11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12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nam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_ageIn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patient_gender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_patient_mobil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4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5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6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7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8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9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20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21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22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23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24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25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27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26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28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29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31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37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43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49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33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39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45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51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35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47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53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41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54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55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56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57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58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59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60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61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63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64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65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66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67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68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69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70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71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72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73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74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81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82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83" form:control-implementation="ooo:com.sun.star.form.component.TextField" form:id="control6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84" form:control-implementation="ooo:com.sun.star.form.component.TextField" form:id="control6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85" form:control-implementation="ooo:com.sun.star.form.component.TextField" form:id="control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86" form:control-implementation="ooo:com.sun.star.form.component.TextField" form:id="control7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62" form:control-implementation="ooo:com.sun.star.form.component.TextField" form:id="control7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75" form:control-implementation="ooo:com.sun.star.form.component.TextField" form:id="control7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76" form:control-implementation="ooo:com.sun.star.form.component.TextField" form:id="control7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77" form:control-implementation="ooo:com.sun.star.form.component.TextField" form:id="control7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78" form:control-implementation="ooo:com.sun.star.form.component.TextField" form:id="control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79" form:control-implementation="ooo:com.sun.star.form.component.TextField" form:id="control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80" form:control-implementation="ooo:com.sun.star.form.component.TextField" form:id="control7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_age" form:control-implementation="ooo:com.sun.star.form.component.TextField" form:id="control7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_submit" form:control-implementation="ooo:com.sun.star.form.component.TextField" form:id="control80" form:current-value="Save" form:value="Sa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ComboBox" form:control-implementation="ooo:com.sun.star.form.component.ComboBox" form:id="control81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"/>
          </form:combobox>
          <form:combobox form:name="ComboBox3" form:control-implementation="ooo:com.sun.star.form.component.ComboBox" form:id="control82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"/>
          </form:combobox>
          <form:combobox form:name="ComboBox6" form:control-implementation="ooo:com.sun.star.form.component.ComboBox" form:id="control83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"/>
          </form:combobox>
          <form:combobox form:name="ComboBox9" form:control-implementation="ooo:com.sun.star.form.component.ComboBox" form:id="control84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"/>
          </form:combobox>
          <form:combobox form:name="ComboBox2" form:control-implementation="ooo:com.sun.star.form.component.ComboBox" form:id="control85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"/>
          </form:combobox>
          <form:combobox form:name="ComboBox5" form:control-implementation="ooo:com.sun.star.form.component.ComboBox" form:id="control86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"/>
          </form:combobox>
          <form:combobox form:name="ComboBox8" form:control-implementation="ooo:com.sun.star.form.component.ComboBox" form:id="control87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"/>
          </form:combobox>
          <form:combobox form:name="ComboBox11" form:control-implementation="ooo:com.sun.star.form.component.ComboBox" form:id="control88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"/>
          </form:combobox>
          <form:combobox form:name="ComboBox1" form:control-implementation="ooo:com.sun.star.form.component.ComboBox" form:id="control89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"/>
          </form:combobox>
          <form:combobox form:name="ComboBox4" form:control-implementation="ooo:com.sun.star.form.component.ComboBox" form:id="control9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"/>
          </form:combobox>
          <form:combobox form:name="ComboBox7" form:control-implementation="ooo:com.sun.star.form.component.ComboBox" form:id="control91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"/>
          </form:combobox>
          <form:combobox form:name="ComboBox10" form:control-implementation="ooo:com.sun.star.form.component.ComboBox" form:id="control92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Source_20_Text"><text:span text:style-name="T2">alankit</text:span></text:span><text:span text:style-name="Source_20_Text"><text:span text:style-name="T1"> </text:span></text:span><text:span text:style-name="Source_20_Text"><text:span text:style-name="T3">HEALTH CARE LTD.</text:span></text:span></text:p>
      <text:p text:style-name="P10"><text:span text:style-name="Source_20_Text"><text:span text:style-name="T10">Regd. Office: 205-208, Anarkali Complex, Jhandewalan Extn. New Delhi – 110055</text:span></text:span></text:p>
      <text:p text:style-name="P10"><text:span text:style-name="Source_20_Text"><text:span text:style-name="T10">Corp. Office: Alankit House, 2E/21 Jhandewalan Extn., New Delhi – 110055</text:span></text:span></text:p>
      <text:p text:style-name="P10"><text:span text:style-name="Source_20_Text"><text:span text:style-name="T10">Phone: 42541256-60, Fax: 42541266-67, E-mail: </text:span></text:span><text:a xlink:type="simple" xlink:href="mailto:health@alankit.com"><text:span text:style-name="Source_20_Text"><text:span text:style-name="T10">health@alankit.com</text:span></text:span></text:a></text:p>
      <text:p text:style-name="P10"><text:span text:style-name="Source_20_Text"><text:span text:style-name="T12"/></text:span></text:p>
      <text:p text:style-name="P15"><text:span text:style-name="Source_20_Text"><text:span text:style-name="T11">PRE-HOSPITALIZATION FORM</text:span></text:span></text:p>
      <text:p text:style-name="P11"><text:span text:style-name="Source_20_Text"><text:span text:style-name="T13"/></text:span></text:p>
      <text:p text:style-name="P9"><text:span text:style-name="Source_20_Text"><text:span text:style-name="T4">1. <text:s/></text:span></text:span><text:span text:style-name="Source_20_Text"><text:span text:style-name="T10"><text:s text:c="4"/></text:span></text:span><text:span text:style-name="Source_20_Text"><text:span text:style-name="T5"><text:s/>Alankit Card No: </text:span></text:span><text:span text:style-name="Source_20_Text"><text:span text:style-name="T5"><draw:control text:anchor-type="as-char" draw:z-index="0" draw:style-name="gr1" draw:text-style-name="P16" svg:width="4.428cm" svg:height="0.451cm" draw:control="control1"/></text:span></text:span><text:span text:style-name="Source_20_Text"><text:span text:style-name="T5"> Insurer's Name: </text:span></text:span><text:span text:style-name="Source_20_Text"><text:span text:style-name="T5"><draw:control text:anchor-type="as-char" draw:z-index="1" draw:style-name="gr1" draw:text-style-name="P16" svg:width="4.388cm" svg:height="0.451cm" draw:control="control2"/></text:span></text:span><text:span text:style-name="Source_20_Text"><text:span text:style-name="T5">Policy No:</text:span></text:span><text:span text:style-name="Source_20_Text"><text:span text:style-name="T5"><draw:control text:anchor-type="as-char" draw:z-index="2" draw:style-name="gr1" draw:text-style-name="P16" svg:width="4.202cm" svg:height="0.451cm" draw:control="control3"/></text:span></text:span></text:p>
      <text:p text:style-name="P9"><text:span text:style-name="Source_20_Text"><text:span text:style-name="T5">Sum Assured </text:span></text:span><text:span text:style-name="Source_20_Text"><text:span text:style-name="T5"><draw:control text:anchor-type="as-char" draw:z-index="3" draw:style-name="gr1" draw:text-style-name="P16" svg:width="2.366cm" svg:height="0.451cm" draw:control="control4"/></text:span></text:span><text:span text:style-name="Source_20_Text"><text:span text:style-name="T5"> Cum. Bonus </text:span></text:span><text:span text:style-name="Source_20_Text"><text:span text:style-name="T5"><draw:control text:anchor-type="as-char" draw:z-index="4" draw:style-name="gr1" draw:text-style-name="P16" svg:width="2.504cm" svg:height="0.451cm" draw:control="control5"/></text:span></text:span><text:span text:style-name="Source_20_Text"><text:span text:style-name="T5">Previous Coverage Details </text:span></text:span><text:span text:style-name="Source_20_Text"><text:span text:style-name="T5"><draw:control text:anchor-type="as-char" draw:z-index="5" draw:style-name="gr1" draw:text-style-name="P16" svg:width="4.252cm" svg:height="0.451cm" draw:control="control6"/></text:span></text:span><text:span text:style-name="Source_20_Text"><text:span text:style-name="T5">Fresh / Renewal </text:span></text:span><text:span text:style-name="Source_20_Text"><text:span text:style-name="T5"><draw:control text:anchor-type="as-char" draw:z-index="6" draw:style-name="gr1" draw:text-style-name="P16" svg:width="1.738cm" svg:height="0.451cm" draw:control="control7"/></text:span></text:span></text:p>
      <text:p text:style-name="P9"><text:span text:style-name="Source_20_Text"><text:span text:style-name="T5">Name of the Insured: </text:span></text:span><text:span text:style-name="Source_20_Text"><text:span text:style-name="T5"><draw:control text:anchor-type="as-char" draw:z-index="7" draw:style-name="gr1" draw:text-style-name="P16" svg:width="4.134cm" svg:height="0.451cm" draw:control="control8"/></text:span></text:span><text:span text:style-name="Source_20_Text"><text:span text:style-name="T5">Contact No. Office: </text:span></text:span><text:span text:style-name="Source_20_Text"><text:span text:style-name="T5"><draw:control text:anchor-type="as-char" draw:z-index="8" draw:style-name="gr1" draw:text-style-name="P16" svg:width="2.789cm" svg:height="0.451cm" draw:control="control9"/></text:span></text:span><text:span text:style-name="Source_20_Text"><text:span text:style-name="T5">Residence </text:span></text:span><text:span text:style-name="Source_20_Text"><text:span text:style-name="T5"><draw:control text:anchor-type="as-char" draw:z-index="9" draw:style-name="gr1" draw:text-style-name="P16" svg:width="2.715cm" svg:height="0.451cm" draw:control="control10"/></text:span></text:span><text:span text:style-name="Source_20_Text"><text:span text:style-name="T5">Mobile</text:span></text:span><text:span text:style-name="Source_20_Text"><text:span text:style-name="T5"><draw:control text:anchor-type="as-char" draw:z-index="10" draw:style-name="gr1" draw:text-style-name="P16" svg:width="2.511cm" svg:height="0.451cm" draw:control="control11"/></text:span></text:span></text:p>
      <text:p text:style-name="P9"><text:span text:style-name="Source_20_Text"><text:span text:style-name="T5">Reltionship with Patient(Self/Spouse/Son/Daughter/Parents/Others) <text:s/></text:span></text:span><text:span text:style-name="Source_20_Text"><text:span text:style-name="T5"><draw:control text:anchor-type="as-char" draw:z-index="11" draw:style-name="gr1" draw:text-style-name="P16" svg:width="11.189cm" svg:height="0.451cm" draw:control="control12"/></text:span></text:span></text:p>
      <text:p text:style-name="P9"><text:span text:style-name="Source_20_Text"><text:span text:style-name="T5">Name of the Patient: </text:span></text:span><text:span text:style-name="Source_20_Text"><text:span text:style-name="T5"><draw:control text:anchor-type="as-char" draw:z-index="12" draw:style-name="gr1" draw:text-style-name="P16" svg:width="6.741cm" svg:height="0.451cm" draw:control="control13"/></text:span></text:span><text:span text:style-name="Source_20_Text"><text:span text:style-name="T5">Age: </text:span></text:span><text:span text:style-name="Source_20_Text"><text:span text:style-name="T5"><draw:control text:anchor-type="as-char" draw:z-index="78" draw:style-name="gr1" draw:text-style-name="P16" svg:width="0.959cm" svg:height="0.451cm" draw:control="control79"/></text:span></text:span><text:span text:style-name="Source_20_Text"><text:span text:style-name="T5"> </text:span></text:span><text:span text:style-name="Source_20_Text"><text:span text:style-name="T5"><draw:control text:anchor-type="as-char" draw:z-index="13" draw:style-name="gr1" draw:text-style-name="P16" svg:width="1.207cm" svg:height="0.451cm" draw:control="control14"/></text:span></text:span><text:span text:style-name="Source_20_Text"><text:span text:style-name="T5">Sex: </text:span></text:span><text:span text:style-name="Source_20_Text"><text:span text:style-name="T5"><draw:control text:anchor-type="as-char" draw:z-index="14" draw:style-name="gr1" draw:text-style-name="P16" svg:width="1.666cm" svg:height="0.451cm" draw:control="control15"/></text:span></text:span><text:span text:style-name="Source_20_Text"><text:span text:style-name="T5"> Contact No: </text:span></text:span><text:span text:style-name="Source_20_Text"><text:span text:style-name="T5"><draw:control text:anchor-type="as-char" draw:z-index="15" draw:style-name="gr1" draw:text-style-name="P16" svg:width="3.276cm" svg:height="0.451cm" draw:control="control16"/></text:span></text:span></text:p>
      <text:p text:style-name="P9"><text:span text:style-name="Source_20_Text"><text:span text:style-name="T5">Name of the Family Doctor: </text:span></text:span><text:span text:style-name="Source_20_Text"><text:span text:style-name="T5"><draw:control text:anchor-type="as-char" draw:z-index="16" draw:style-name="gr1" draw:text-style-name="P16" svg:width="9.73cm" svg:height="0.451cm" draw:control="control17"/></text:span></text:span><text:span text:style-name="Source_20_Text"><text:span text:style-name="T5"> Contact No: </text:span></text:span><text:span text:style-name="Source_20_Text"><text:span text:style-name="T5"><draw:control text:anchor-type="as-char" draw:z-index="17" draw:style-name="gr1" draw:text-style-name="P16" svg:width="4.403cm" svg:height="0.451cm" draw:control="control18"/></text:span></text:span></text:p>
      <text:p text:style-name="P9"><text:span text:style-name="Source_20_Text"><text:span text:style-name="T5">Any claim in past(If yes, Provide Particulars of same) </text:span></text:span><text:span text:style-name="Source_20_Text"><text:span text:style-name="T10"><draw:control text:anchor-type="as-char" draw:z-index="18" draw:style-name="gr1" draw:text-style-name="P16" svg:width="12.822cm" svg:height="0.451cm" draw:control="control19"/></text:span></text:span></text:p>
      <text:p text:style-name="P12"><text:span text:style-name="Source_20_Text"><text:span text:style-name="T10">2.<text:tab/></text:span></text:span><text:span text:style-name="Source_20_Text"><text:span text:style-name="T11">Hospital Particulars:</text:span></text:span></text:p>
      <text:p text:style-name="P12"><text:span text:style-name="Source_20_Text"><text:span text:style-name="T5">Name &amp; Address of the Hospital: <text:s/></text:span></text:span><text:span text:style-name="Source_20_Text"><text:span text:style-name="T5"><draw:control text:anchor-type="as-char" draw:z-index="19" draw:style-name="gr1" draw:text-style-name="P16" svg:width="7.065cm" svg:height="0.451cm" draw:control="control20"/></text:span></text:span><text:span text:style-name="Source_20_Text"><text:span text:style-name="T5">Regn. No: </text:span></text:span><text:span text:style-name="Source_20_Text"><text:span text:style-name="T5"><draw:control text:anchor-type="as-char" draw:z-index="20" draw:style-name="gr1" draw:text-style-name="P16" svg:width="3.356cm" svg:height="0.451cm" draw:control="control21"/></text:span></text:span><text:span text:style-name="Source_20_Text"><text:span text:style-name="T5">IPDNo.</text:span></text:span><text:span text:style-name="Source_20_Text"><text:span text:style-name="T5"><draw:control text:anchor-type="as-char" draw:z-index="21" draw:style-name="gr1" draw:text-style-name="P16" svg:width="2.564cm" svg:height="0.451cm" draw:control="control22"/></text:span></text:span></text:p>
      <text:p text:style-name="P12"><text:span text:style-name="Source_20_Text"><text:span text:style-name="T5">Name of the Contact Person of Hospital: </text:span></text:span><text:span text:style-name="Source_20_Text"><text:span text:style-name="T5"><draw:control text:anchor-type="as-char" draw:z-index="22" draw:style-name="gr1" draw:text-style-name="P16" svg:width="5.158cm" svg:height="0.451cm" draw:control="control23"/></text:span></text:span><text:span text:style-name="Source_20_Text"><text:span text:style-name="T5">Designation:</text:span></text:span><text:span text:style-name="Source_20_Text"><text:span text:style-name="T5"><draw:control text:anchor-type="as-char" draw:z-index="23" draw:style-name="gr1" draw:text-style-name="P16" svg:width="2.946cm" svg:height="0.451cm" draw:control="control24"/></text:span></text:span><text:span text:style-name="Source_20_Text"><text:span text:style-name="T5">Contact No./Mobile</text:span></text:span><text:span text:style-name="Source_20_Text"><text:span text:style-name="T5"><draw:control text:anchor-type="as-char" draw:z-index="24" draw:style-name="gr1" draw:text-style-name="P16" svg:width="2.527cm" svg:height="0.451cm" draw:control="control25"/></text:span></text:span></text:p>
      <text:p text:style-name="P12"><text:span text:style-name="Source_20_Text"><text:span text:style-name="T5">Individual/Corporate/Group: </text:span></text:span><text:span text:style-name="Source_20_Text"><text:span text:style-name="T5"><draw:control text:anchor-type="as-char" draw:z-index="25" draw:style-name="gr1" draw:text-style-name="P16" svg:width="5.472cm" svg:height="0.451cm" draw:control="control26"/></text:span></text:span><text:span text:style-name="Source_20_Text"><text:span text:style-name="T5">Employee Code </text:span></text:span><text:span text:style-name="Source_20_Text"><text:span text:style-name="T5"><draw:control text:anchor-type="as-char" draw:z-index="26" draw:style-name="gr1" draw:text-style-name="P16" svg:width="3.521cm" svg:height="0.451cm" draw:control="control27"/></text:span></text:span><text:span text:style-name="Source_20_Text"><text:span text:style-name="T5"> Contact No.</text:span></text:span><text:span text:style-name="Source_20_Text"><text:span text:style-name="T5"><draw:control text:anchor-type="as-char" draw:z-index="27" draw:style-name="gr1" draw:text-style-name="P16" svg:width="3.255cm" svg:height="0.451cm" draw:control="control28"/></text:span></text:span></text:p>
      <text:p text:style-name="P12"><text:span text:style-name="Source_20_Text"><text:span text:style-name="T5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Presenting Complaints</text:p>
          </table:table-cell>
          <table:table-cell table:style-name="Table1.A1" office:value-type="string">
            <text:p text:style-name="P3">Duration</text:p>
          </table:table-cell>
          <table:table-cell table:style-name="Table1.C1" table:number-rows-spanned="3" office:value-type="string">
            <text:p text:style-name="P13"><text:span text:style-name="Source_20_Text"><text:span text:style-name="T5">Please attach Doctor's Ist Prescription details of Inves. &amp; Treatment</text:span></text:span></text:p>
          </table:table-cell>
        </table:table-row>
        <table:table-row>
          <table:table-cell table:style-name="Table1.A2" office:value-type="string">
            <text:p text:style-name="P4"><draw:control text:anchor-type="as-char" draw:z-index="28" draw:style-name="gr1" draw:text-style-name="P16" svg:width="12.094cm" svg:height="0.451cm" draw:control="control29"/></text:p>
          </table:table-cell>
          <table:table-cell table:style-name="Table1.B2" office:value-type="string">
            <text:p text:style-name="P4"><draw:control text:anchor-type="as-char" draw:z-index="30" draw:style-name="gr1" draw:text-style-name="P16" svg:width="2.266cm" svg:height="0.451cm" draw:control="control31"/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4"><draw:control text:anchor-type="as-char" draw:z-index="29" draw:style-name="gr1" draw:text-style-name="P16" svg:width="12.106cm" svg:height="0.451cm" draw:control="control30"/></text:p>
          </table:table-cell>
          <table:table-cell table:style-name="Table1.B2" office:value-type="string">
            <text:p text:style-name="P4"><draw:control text:anchor-type="as-char" draw:z-index="31" draw:style-name="gr1" draw:text-style-name="P16" svg:width="2.266cm" svg:height="0.451cm" draw:control="control32"/></text:p>
          </table:table-cell>
          <table:covered-table-cell/>
        </table:table-row>
      </table:table>
      <text:p text:style-name="P12"><text:span text:style-name="Source_20_Text"><text:span text:style-name="T5"/></text:span></text:p>
      <text:p text:style-name="P12"><text:span text:style-name="Source_20_Text"><text:span text:style-name="T5">Past History Relevant to the Presenting Complaints: </text:span></text:span><text:span text:style-name="Source_20_Text"><text:span text:style-name="T5"><draw:control text:anchor-type="as-char" draw:z-index="32" draw:style-name="gr1" draw:text-style-name="P16" svg:width="13.017cm" svg:height="0.451cm" draw:control="control33"/></text:span></text:span></text:p>
      <text:p text:style-name="P12"><text:span text:style-name="Source_20_Text"><text:span text:style-name="T11">3. Other Associated illnes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3">Disease</text:p>
          </table:table-cell>
          <table:table-cell table:style-name="Table2.A1" office:value-type="string">
            <text:p text:style-name="P3">Yes / No</text:p>
          </table:table-cell>
          <table:table-cell table:style-name="Table2.A1" office:value-type="string">
            <text:p text:style-name="P3">Duration</text:p>
          </table:table-cell>
          <table:table-cell table:style-name="Table2.A1" office:value-type="string">
            <text:p text:style-name="P3">Disease</text:p>
          </table:table-cell>
          <table:table-cell table:style-name="Table2.A1" office:value-type="string">
            <text:p text:style-name="P3">Yes / No</text:p>
          </table:table-cell>
          <table:table-cell table:style-name="Table2.A1" office:value-type="string">
            <text:p text:style-name="P3">Duration</text:p>
          </table:table-cell>
          <table:table-cell table:style-name="Table2.A1" office:value-type="string">
            <text:p text:style-name="P3">Disease</text:p>
          </table:table-cell>
          <table:table-cell table:style-name="Table2.A1" office:value-type="string">
            <text:p text:style-name="P3">Yes / No</text:p>
          </table:table-cell>
          <table:table-cell table:style-name="Table2.I1" office:value-type="string">
            <text:p text:style-name="P3">Duration</text:p>
          </table:table-cell>
        </table:table-row>
        <table:table-row table:style-name="Table2.2">
          <table:table-cell table:style-name="Table2.A2" office:value-type="string">
            <text:p text:style-name="P3">DM</text:p>
          </table:table-cell>
          <table:table-cell table:style-name="Table2.B2" office:value-type="string">
            <text:p text:style-name="P4"><draw:control text:anchor-type="as-char" draw:z-index="80" draw:style-name="gr3" draw:text-style-name="P18" svg:width="1.041cm" svg:height="0.477cm" draw:control="control81"/></text:p>
          </table:table-cell>
          <table:table-cell table:style-name="Table2.B2" office:value-type="string">
            <text:p text:style-name="P7"><draw:control text:anchor-type="as-char" draw:z-index="33" draw:style-name="gr1" draw:text-style-name="P16" svg:width="1.5cm" svg:height="0.421cm" draw:control="control34"/></text:p>
          </table:table-cell>
          <table:table-cell table:style-name="Table2.A2" office:value-type="string">
            <text:p text:style-name="P3">Arthritis – Osteo / Rheumatoid</text:p>
          </table:table-cell>
          <table:table-cell table:style-name="Table2.B2" office:value-type="string">
            <text:p text:style-name="P7"><draw:control text:anchor-type="as-char" draw:z-index="88" draw:style-name="gr3" draw:text-style-name="P18" svg:width="1.041cm" svg:height="0.477cm" draw:control="control89"/></text:p>
          </table:table-cell>
          <table:table-cell table:style-name="Table2.B2" office:value-type="string">
            <text:p text:style-name="P7"><draw:control text:anchor-type="as-char" draw:z-index="37" draw:style-name="gr1" draw:text-style-name="P16" svg:width="1.5cm" svg:height="0.421cm" draw:control="control38"/></text:p>
          </table:table-cell>
          <table:table-cell table:style-name="Table2.A2" office:value-type="string">
            <text:p text:style-name="P3">Alcohol intake</text:p>
          </table:table-cell>
          <table:table-cell table:style-name="Table2.B2" office:value-type="string">
            <text:p text:style-name="P7"><draw:control text:anchor-type="as-char" draw:z-index="84" draw:style-name="gr3" draw:text-style-name="P18" svg:width="1.041cm" svg:height="0.477cm" draw:control="control85"/></text:p>
          </table:table-cell>
          <table:table-cell table:style-name="Table2.I2" office:value-type="string">
            <text:p text:style-name="P7"><draw:control text:anchor-type="as-char" draw:z-index="41" draw:style-name="gr1" draw:text-style-name="P16" svg:width="1.5cm" svg:height="0.421cm" draw:control="control42"/></text:p>
          </table:table-cell>
        </table:table-row>
        <table:table-row table:style-name="Table2.3">
          <table:table-cell table:style-name="Table2.A2" office:value-type="string">
            <text:p text:style-name="P3">HT</text:p>
          </table:table-cell>
          <table:table-cell table:style-name="Table2.B2" office:value-type="string">
            <text:p text:style-name="P7"><draw:control text:anchor-type="as-char" draw:z-index="81" draw:style-name="gr3" draw:text-style-name="P18" svg:width="1.041cm" svg:height="0.477cm" draw:control="control82"/></text:p>
          </table:table-cell>
          <table:table-cell table:style-name="Table2.B2" office:value-type="string">
            <text:p text:style-name="P7"><draw:control text:anchor-type="as-char" draw:z-index="34" draw:style-name="gr1" draw:text-style-name="P16" svg:width="1.5cm" svg:height="0.421cm" draw:control="control35"/></text:p>
          </table:table-cell>
          <table:table-cell table:style-name="Table2.A2" office:value-type="string">
            <text:p text:style-name="P3">Carcinoma</text:p>
          </table:table-cell>
          <table:table-cell table:style-name="Table2.B2" office:value-type="string">
            <text:p text:style-name="P7"><draw:control text:anchor-type="as-char" draw:z-index="89" draw:style-name="gr3" draw:text-style-name="P18" svg:width="1.041cm" svg:height="0.477cm" draw:control="control90"/></text:p>
          </table:table-cell>
          <table:table-cell table:style-name="Table2.B2" office:value-type="string">
            <text:p text:style-name="P7"><draw:control text:anchor-type="as-char" draw:z-index="38" draw:style-name="gr1" draw:text-style-name="P16" svg:width="1.5cm" svg:height="0.421cm" draw:control="control39"/></text:p>
          </table:table-cell>
          <table:table-cell table:style-name="Table2.A2" office:value-type="string">
            <text:p text:style-name="P3">Similar Ailment</text:p>
          </table:table-cell>
          <table:table-cell table:style-name="Table2.B2" office:value-type="string">
            <text:p text:style-name="P7"><draw:control text:anchor-type="as-char" draw:z-index="85" draw:style-name="gr3" draw:text-style-name="P18" svg:width="1.041cm" svg:height="0.477cm" draw:control="control86"/></text:p>
          </table:table-cell>
          <table:table-cell table:style-name="Table2.I2" office:value-type="string">
            <text:p text:style-name="P7"><draw:control text:anchor-type="as-char" draw:z-index="44" draw:style-name="gr1" draw:text-style-name="P16" svg:width="1.5cm" svg:height="0.421cm" draw:control="control45"/></text:p>
          </table:table-cell>
        </table:table-row>
        <table:table-row table:style-name="Table2.3">
          <table:table-cell table:style-name="Table2.A2" office:value-type="string">
            <text:p text:style-name="P3">IHD/CAD</text:p>
          </table:table-cell>
          <table:table-cell table:style-name="Table2.B2" office:value-type="string">
            <text:p text:style-name="P7"><draw:control text:anchor-type="as-char" draw:z-index="82" draw:style-name="gr3" draw:text-style-name="P18" svg:width="1.041cm" svg:height="0.477cm" draw:control="control83"/></text:p>
          </table:table-cell>
          <table:table-cell table:style-name="Table2.B2" office:value-type="string">
            <text:p text:style-name="P7"><draw:control text:anchor-type="as-char" draw:z-index="35" draw:style-name="gr1" draw:text-style-name="P16" svg:width="1.5cm" svg:height="0.421cm" draw:control="control36"/></text:p>
          </table:table-cell>
          <table:table-cell table:style-name="Table2.A2" office:value-type="string">
            <text:p text:style-name="P3">Cataract / Glaucoma</text:p>
          </table:table-cell>
          <table:table-cell table:style-name="Table2.B2" office:value-type="string">
            <text:p text:style-name="P7"><draw:control text:anchor-type="as-char" draw:z-index="90" draw:style-name="gr3" draw:text-style-name="P18" svg:width="1.041cm" svg:height="0.477cm" draw:control="control91"/></text:p>
          </table:table-cell>
          <table:table-cell table:style-name="Table2.B2" office:value-type="string">
            <text:p text:style-name="P7"><draw:control text:anchor-type="as-char" draw:z-index="39" draw:style-name="gr1" draw:text-style-name="P16" svg:width="1.5cm" svg:height="0.421cm" draw:control="control40"/></text:p>
          </table:table-cell>
          <table:table-cell table:style-name="Table2.A2" office:value-type="string">
            <text:p text:style-name="P3">Any surgery in Past</text:p>
          </table:table-cell>
          <table:table-cell table:style-name="Table2.B2" office:value-type="string">
            <text:p text:style-name="P7"><draw:control text:anchor-type="as-char" draw:z-index="86" draw:style-name="gr3" draw:text-style-name="P18" svg:width="1.041cm" svg:height="0.477cm" draw:control="control87"/></text:p>
          </table:table-cell>
          <table:table-cell table:style-name="Table2.I2" office:value-type="string">
            <text:p text:style-name="P7"><draw:control text:anchor-type="as-char" draw:z-index="42" draw:style-name="gr1" draw:text-style-name="P16" svg:width="1.5cm" svg:height="0.421cm" draw:control="control43"/></text:p>
          </table:table-cell>
        </table:table-row>
        <table:table-row table:style-name="Table2.3">
          <table:table-cell table:style-name="Table2.A2" office:value-type="string">
            <text:p text:style-name="P3">COPD/TB/Asthma</text:p>
          </table:table-cell>
          <table:table-cell table:style-name="Table2.B2" office:value-type="string">
            <text:p text:style-name="P7"><draw:control text:anchor-type="as-char" draw:z-index="83" draw:style-name="gr3" draw:text-style-name="P18" svg:width="1.041cm" svg:height="0.477cm" draw:control="control84"/></text:p>
          </table:table-cell>
          <table:table-cell table:style-name="Table2.B2" office:value-type="string">
            <text:p text:style-name="P7"><draw:control text:anchor-type="as-char" draw:z-index="36" draw:style-name="gr1" draw:text-style-name="P16" svg:width="1.5cm" svg:height="0.421cm" draw:control="control37"/></text:p>
          </table:table-cell>
          <table:table-cell table:style-name="Table2.A2" office:value-type="string">
            <text:p text:style-name="P3">Blood Transfusion / HIV / Related Disease</text:p>
          </table:table-cell>
          <table:table-cell table:style-name="Table2.B2" office:value-type="string">
            <text:p text:style-name="P7"><draw:control text:anchor-type="as-char" draw:z-index="91" draw:style-name="gr3" draw:text-style-name="P18" svg:width="1.041cm" svg:height="0.477cm" draw:control="control92"/></text:p>
          </table:table-cell>
          <table:table-cell table:style-name="Table2.B2" office:value-type="string">
            <text:p text:style-name="P7"><draw:control text:anchor-type="as-char" draw:z-index="40" draw:style-name="gr1" draw:text-style-name="P16" svg:width="1.5cm" svg:height="0.421cm" draw:control="control41"/></text:p>
          </table:table-cell>
          <table:table-cell table:style-name="Table2.A2" office:value-type="string">
            <text:p text:style-name="P3">Any Other Ailment</text:p>
          </table:table-cell>
          <table:table-cell table:style-name="Table2.B2" office:value-type="string">
            <text:p text:style-name="P7"><draw:control text:anchor-type="as-char" draw:z-index="87" draw:style-name="gr3" draw:text-style-name="P18" svg:width="1.041cm" svg:height="0.477cm" draw:control="control88"/></text:p>
          </table:table-cell>
          <table:table-cell table:style-name="Table2.I2" office:value-type="string">
            <text:p text:style-name="P7"><draw:control text:anchor-type="as-char" draw:z-index="43" draw:style-name="gr1" draw:text-style-name="P16" svg:width="1.5cm" svg:height="0.421cm" draw:control="control44"/></text:p>
          </table:table-cell>
        </table:table-row>
      </table:table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In maternity Claim:- <text:s/>Obst. History <draw:control text:anchor-type="as-char" draw:z-index="45" draw:style-name="gr1" draw:text-style-name="P16" svg:width="4.525cm" svg:height="0.451cm" draw:control="control46"/> Any abnormality noticed<draw:control text:anchor-type="as-char" draw:z-index="46" draw:style-name="gr1" draw:text-style-name="P16" svg:width="2.871cm" svg:height="0.451cm" draw:control="control47"/> No. Of Live Children:<draw:control text:anchor-type="as-char" draw:z-index="47" draw:style-name="gr1" draw:text-style-name="P16" svg:width="1.265cm" svg:height="0.451cm" draw:control="control48"/></text:p>
            <text:p text:style-name="P5">LMP <draw:control text:anchor-type="as-char" draw:z-index="48" draw:style-name="gr1" draw:text-style-name="P16" svg:width="2.391cm" svg:height="0.451cm" draw:control="control49"/> <text:s/>EDD <draw:control text:anchor-type="as-char" draw:z-index="49" draw:style-name="gr1" draw:text-style-name="P16" svg:width="2.319cm" svg:height="0.451cm" draw:control="control50"/> Mode of Delivery – Normal <draw:control text:anchor-type="as-char" draw:z-index="50" draw:style-name="gr1" draw:text-style-name="P16" svg:width="3.289cm" svg:height="0.451cm" draw:control="control51"/> LSCS with Indications <draw:control text:anchor-type="as-char" draw:z-index="51" draw:style-name="gr1" draw:text-style-name="P16" svg:width="3.003cm" svg:height="0.451cm" draw:control="control52"/></text:p>
          </table:table-cell>
        </table:table-row>
      </table:table>
      <text:p text:style-name="P12"><text:span text:style-name="Source_20_Text"><text:span text:style-name="T10"/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<text:span text:style-name="T14">In Case of accident:- MLC No. <text:s/></text:span><text:span text:style-name="T14"><draw:control text:anchor-type="as-char" draw:z-index="52" draw:style-name="gr1" draw:text-style-name="P16" svg:width="3.737cm" svg:height="0.451cm" draw:control="control53"/></text:span><text:span text:style-name="T14">Non MLC <text:s/></text:span><text:span text:style-name="T14"><draw:control text:anchor-type="as-char" draw:z-index="71" draw:style-name="gr1" draw:text-style-name="P16" svg:width="1.932cm" svg:height="0.451cm" draw:control="control72"/></text:span><text:span text:style-name="T14">Influence of alcohol: </text:span><text:span text:style-name="T14"><draw:control text:anchor-type="as-char" draw:z-index="53" draw:style-name="gr1" draw:text-style-name="P16" svg:width="2.996cm" svg:height="0.451cm" draw:control="control54"/></text:span><text:span text:style-name="T14"> Yes/No</text:span><draw:control text:anchor-type="as-char" draw:z-index="54" draw:style-name="gr1" draw:text-style-name="P16" svg:width="1.497cm" svg:height="0.451cm" draw:control="control55"/></text:p>
          </table:table-cell>
        </table:table-row>
      </table:table>
      <text:p text:style-name="P12"><text:span text:style-name="Source_20_Text"><text:span text:style-name="T12"/></text:span></text:p>
      <text:p text:style-name="P12"><text:span text:style-name="Source_20_Text"><text:span text:style-name="T5">Relevant Positive Clinical Findings:</text:span></text:span><text:span text:style-name="Source_20_Text"><text:span text:style-name="T5"><draw:control text:anchor-type="as-char" draw:z-index="55" draw:style-name="gr1" draw:text-style-name="P16" svg:width="14.874cm" svg:height="0.451cm" draw:control="control56"/></text:span></text:span></text:p>
      <text:p text:style-name="P12"><text:span text:style-name="Source_20_Text"><text:span text:style-name="T5">Relevant Positive Investigation reports:</text:span></text:span><text:span text:style-name="Source_20_Text"><text:span text:style-name="T5"><draw:control text:anchor-type="as-char" draw:z-index="56" draw:style-name="gr1" draw:text-style-name="P16" svg:width="14.533cm" svg:height="0.451cm" draw:control="control57"/></text:span></text:span></text:p>
      <text:p text:style-name="P12"><text:span text:style-name="Source_20_Text"><text:span text:style-name="T5">Date &amp; Time of hospitalization: </text:span></text:span><text:span text:style-name="Source_20_Text"><text:span text:style-name="T5"><draw:control text:anchor-type="as-char" draw:z-index="57" draw:style-name="gr1" draw:text-style-name="P16" svg:width="4.343cm" svg:height="0.451cm" draw:control="control58"/></text:span></text:span><text:span text:style-name="Source_20_Text"><text:span text:style-name="T5">Expected duration </text:span></text:span><text:span text:style-name="Source_20_Text"><text:span text:style-name="T5"><draw:control text:anchor-type="as-char" draw:z-index="58" draw:style-name="gr1" draw:text-style-name="P16" svg:width="3.952cm" svg:height="0.451cm" draw:control="control59"/></text:span></text:span><text:span text:style-name="Source_20_Text"><text:span text:style-name="T5">Room No: </text:span></text:span><text:span text:style-name="Source_20_Text"><text:span text:style-name="T5"><draw:control text:anchor-type="as-char" draw:z-index="59" draw:style-name="gr1" draw:text-style-name="P16" svg:width="3.652cm" svg:height="0.451cm" draw:control="control60"/></text:span></text:span></text:p>
      <text:p text:style-name="P12"><text:span text:style-name="Source_20_Text"><text:span text:style-name="T5">Indication for Admission: </text:span></text:span><text:span text:style-name="Source_20_Text"><text:span text:style-name="T5"><draw:control text:anchor-type="as-char" draw:z-index="60" draw:style-name="gr1" draw:text-style-name="P16" svg:width="9.459cm" svg:height="0.451cm" draw:control="control61"/></text:span></text:span><text:span text:style-name="Source_20_Text"><text:span text:style-name="T5"> Estimated Expenses</text:span></text:span><text:span text:style-name="Source_20_Text"><text:span text:style-name="T5"><draw:control text:anchor-type="as-char" draw:z-index="61" draw:style-name="gr1" draw:text-style-name="P16" svg:width="4.176cm" svg:height="0.451cm" draw:control="control62"/></text:span></text:span></text:p>
      <text:p text:style-name="P12"><text:span text:style-name="Source_20_Text"><text:span text:style-name="T5">Diagnosis: Provisional / Final </text:span></text:span><text:span text:style-name="Source_20_Text"><text:span text:style-name="T5"><draw:control text:anchor-type="as-char" draw:z-index="62" draw:style-name="gr1" draw:text-style-name="P16" svg:width="4.264cm" svg:height="0.451cm" draw:control="control63"/></text:span></text:span><text:span text:style-name="Source_20_Text"><text:span text:style-name="T5">Plan of Treatment: Conservative/Surgical</text:span></text:span><text:span text:style-name="Source_20_Text"><text:span text:style-name="T10"><draw:control text:anchor-type="as-char" draw:z-index="63" draw:style-name="gr1" draw:text-style-name="P16" svg:width="6.607cm" svg:height="0.451cm" draw:control="control64"/></text:span></text:span></text:p>
      <text:p text:style-name="P12"><text:span text:style-name="Source_20_Text"><text:span text:style-name="T12"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5" office:value-type="string">
            <text:p text:style-name="P5">4. <text:s text:c="61"/>Non-Package <text:s text:c="23"/></text:p>
          </table:table-cell>
          <table:covered-table-cell/>
          <table:covered-table-cell/>
          <table:covered-table-cell/>
          <table:covered-table-cell/>
          <table:table-cell table:style-name="Table5.F1" table:number-columns-spanned="2" office:value-type="string">
            <text:p text:style-name="P5">Package</text:p>
          </table:table-cell>
          <table:covered-table-cell/>
        </table:table-row>
        <table:table-row>
          <table:table-cell table:style-name="Table5.A2" office:value-type="string">
            <text:p text:style-name="P5">Room Rent &amp; Nursing Care</text:p>
          </table:table-cell>
          <table:table-cell table:style-name="Table5.A2" office:value-type="string">
            <text:p text:style-name="P5"><text:s/>Investigation</text:p>
          </table:table-cell>
          <table:table-cell table:style-name="Table5.A2" office:value-type="string">
            <text:p text:style-name="P5">Consultation</text:p>
          </table:table-cell>
          <table:table-cell table:style-name="Table5.A2" office:value-type="string">
            <text:p text:style-name="P5">Surgical Procedure Charges (Total)</text:p>
          </table:table-cell>
          <table:table-cell table:style-name="Table5.A2" office:value-type="string">
            <text:p text:style-name="P5">Medicines </text:p>
          </table:table-cell>
          <table:table-cell table:style-name="Table5.A2" office:value-type="string">
            <text:p text:style-name="P5">Package</text:p>
          </table:table-cell>
          <table:table-cell table:style-name="Table5.G2" office:value-type="string">
            <text:p text:style-name="P5">Cost of implant</text:p>
          </table:table-cell>
        </table:table-row>
        <table:table-row table:style-name="Table5.3">
          <table:table-cell table:style-name="Table5.A3" office:value-type="string">
            <text:p text:style-name="P1"><draw:control text:anchor-type="as-char" draw:z-index="64" draw:style-name="gr1" draw:text-style-name="P16" svg:width="2.5cm" svg:height="0.451cm" draw:control="control65"/></text:p>
          </table:table-cell>
          <table:table-cell table:style-name="Table5.A3" office:value-type="string">
            <text:p text:style-name="P6"><draw:control text:anchor-type="as-char" draw:z-index="72" draw:style-name="gr1" draw:text-style-name="P16" svg:width="2.5cm" svg:height="0.451cm" draw:control="control73"/></text:p>
          </table:table-cell>
          <table:table-cell table:style-name="Table5.A3" office:value-type="string">
            <text:p text:style-name="P6"><draw:control text:anchor-type="as-char" draw:z-index="73" draw:style-name="gr1" draw:text-style-name="P16" svg:width="2.5cm" svg:height="0.451cm" draw:control="control74"/></text:p>
          </table:table-cell>
          <table:table-cell table:style-name="Table5.A3" office:value-type="string">
            <text:p text:style-name="P6"><draw:control text:anchor-type="as-char" draw:z-index="74" draw:style-name="gr1" draw:text-style-name="P16" svg:width="2.5cm" svg:height="0.451cm" draw:control="control75"/></text:p>
          </table:table-cell>
          <table:table-cell table:style-name="Table5.A3" office:value-type="string">
            <text:p text:style-name="P6"><draw:control text:anchor-type="as-char" draw:z-index="75" draw:style-name="gr1" draw:text-style-name="P16" svg:width="2.5cm" svg:height="0.451cm" draw:control="control76"/></text:p>
          </table:table-cell>
          <table:table-cell table:style-name="Table5.A3" office:value-type="string">
            <text:p text:style-name="P6"><draw:control text:anchor-type="as-char" draw:z-index="76" draw:style-name="gr1" draw:text-style-name="P16" svg:width="2.5cm" svg:height="0.451cm" draw:control="control77"/></text:p>
          </table:table-cell>
          <table:table-cell table:style-name="Table5.G3" office:value-type="string">
            <text:p text:style-name="P6"><draw:control text:anchor-type="as-char" draw:z-index="77" draw:style-name="gr1" draw:text-style-name="P16" svg:width="2.5cm" svg:height="0.451cm" draw:control="control78"/></text:p>
          </table:table-cell>
        </table:table-row>
      </table:table>
      <text:p text:style-name="P12"><text:span text:style-name="Source_20_Text"><text:span text:style-name="T6">Please Note: All the above columns should be completely filled. </text:span></text:span><text:span text:style-name="Source_20_Text"><text:span text:style-name="T9">No Slashes Allowed</text:span></text:span><text:span text:style-name="Source_20_Text"><text:span text:style-name="T6">. Inadequate information would lead to delay in our response. Progress Reports required if stay is beyond 3 days regulary. If there is any Discrepancy in Pre-authorization &amp; Discharge Summary, our Pre-authorization would automatically stand Cancelled &amp; we are not liable to any payment.</text:span></text:span></text:p>
      <text:p text:style-name="P12"><text:span text:style-name="Source_20_Text"><text:span text:style-name="T9">If cashless facility is not allowed hospital has to informed AHCl in writing AHCl would update my Sum Insured <text:s text:c="36"/></text:span></text:span></text:p>
      <text:p text:style-name="P14"><text:span text:style-name="Source_20_Text"><text:span text:style-name="T9">Identity of the patient verified <text:s text:c="3"/></text:span></text:span><text:span text:style-name="Source_20_Text"><text:span text:style-name="T8"><text:s text:c="40"/></text:span></text:span><text:span text:style-name="Source_20_Text"><text:span text:style-name="T5"><text:s/></text:span></text:span><text:span text:style-name="Source_20_Text"><text:span text:style-name="T10"><text:s text:c="2"/></text:span></text:span></text:p>
      <text:p text:style-name="P14"><text:span text:style-name="Source_20_Text"><text:span text:style-name="T10"><text:s text:c="25"/></text:span></text:span><text:span text:style-name="Source_20_Text"><text:span text:style-name="T10"><draw:control text:anchor-type="as-char" draw:z-index="67" draw:style-name="gr1" draw:text-style-name="P16" svg:width="6.841cm" svg:height="0.451cm" draw:control="control68"/></text:span></text:span><text:span text:style-name="Source_20_Text"><text:span text:style-name="T10"> <text:s/></text:span></text:span></text:p>
      <text:p text:style-name="P12"><text:span text:style-name="Source_20_Text"><text:span text:style-name="T6">Seal &amp; Regn. No. </text:span></text:span><text:span text:style-name="Source_20_Text"><text:span text:style-name="T6"><draw:control text:anchor-type="as-char" draw:z-index="65" draw:style-name="gr1" draw:text-style-name="P16" svg:width="3.763cm" svg:height="0.451cm" draw:control="control66"/></text:span></text:span><text:span text:style-name="Source_20_Text"><text:span text:style-name="T6"> Contact No's: </text:span></text:span><text:span text:style-name="Source_20_Text"><text:span text:style-name="T6"><draw:control text:anchor-type="as-char" draw:z-index="66" draw:style-name="gr1" draw:text-style-name="P16" svg:width="6.691cm" svg:height="0.451cm" draw:control="control67"/></text:span></text:span><text:span text:style-name="Source_20_Text"><text:span text:style-name="T6"> Name &amp; signature of Consultant alongwith</text:span></text:span></text:p>
      <text:p text:style-name="P12"><text:span text:style-name="Source_20_Text"><text:span text:style-name="T10">...............................................................................................................................................................................................................................................</text:span></text:span></text:p>
      <text:p text:style-name="P12"><text:span text:style-name="Source_20_Text"><text:span text:style-name="T7">DECLARATION</text:span></text:span></text:p>
      <text:p text:style-name="P12"><text:span text:style-name="Source_20_Text"><text:span text:style-name="T10"><text:tab/></text:span></text:span><text:span text:style-name="Source_20_Text"><text:span text:style-name="T6">I solemnly declare that the information provide by me and my consultant is true to the best of my knowledge. In case my claim is rejected, I hereby undertake to pay the Hospital / Alankit Health Care Ltd (AHCL) the expenses, they have paid for my hospitalization. I hereby authorize the hospital to release my medical record to AHCl for the purpose of verification/authorization/settlement of my claim.</text:span></text:span></text:p>
      <text:p text:style-name="P12"><draw:control text:anchor-type="paragraph" draw:z-index="79" draw:style-name="gr2" draw:text-style-name="P17" svg:width="3.493cm" svg:height="0.883cm" svg:x="7.717cm" svg:y="0.972cm" draw:control="control80"/><text:span text:style-name="Source_20_Text"><text:span text:style-name="T6">Dated: </text:span></text:span><text:span text:style-name="Source_20_Text"><text:span text:style-name="T6"><draw:control text:anchor-type="as-char" draw:z-index="68" draw:style-name="gr1" draw:text-style-name="P16" svg:width="2.523cm" svg:height="0.451cm" draw:control="control69"/></text:span></text:span><text:span text:style-name="Source_20_Text"><text:span text:style-name="T6"> At: </text:span></text:span><text:span text:style-name="Source_20_Text"><text:span text:style-name="T6"><draw:control text:anchor-type="as-char" draw:z-index="69" draw:style-name="gr1" draw:text-style-name="P16" svg:width="3.696cm" svg:height="0.451cm" draw:control="control70"/></text:span></text:span><text:span text:style-name="Source_20_Text"><text:span text:style-name="T6"> <text:s text:c="3"/>Name &amp; signature of the patient/claimant <text:s/></text:span></text:span><text:span text:style-name="Source_20_Text"><text:span text:style-name="T6"><draw:control text:anchor-type="as-char" draw:z-index="70" draw:style-name="gr1" draw:text-style-name="P16" svg:width="5.481cm" svg:height="0.451cm" draw:control="control71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 style:font-pitch="fixed"/>
    <style:font-face style:name="Nimbus Roman No9 L1" svg:font-family="'Nimbus Roman No9 L'" style:font-pitch="variable"/>
    <style:font-face style:name="URW Chancery L" svg:font-family="'URW Chancery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Page_20_Number" style:display-name="Page Number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insta</meta:initial-creator>
    <meta:creation-date>2009-07-16T14:39:32</meta:creation-date>
    <dc:creator>insta</dc:creator>
    <dc:date>2009-07-20T18:14:30</dc:date>
    <meta:editing-cycles>134</meta:editing-cycles>
    <meta:editing-duration>PT3H31M2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103" meta:word-count="441" meta:character-count="3456"/>
  </office:meta>
</office:document-meta>
</file>